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scaled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formula="of:=(1-[.B2])+[.B$10]/3" office:value-type="float" office:value="1" calcext:value-type="float">
            <text:p>1</text:p>
          </table:table-cell>
          <table:table-cell/>
          <table:table-cell table:formula="of:=[.B6]/(SUM([.B$6:.B$8]) + [.B$9]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(1-[.B3])+[.B$10]/3" office:value-type="float" office:value="1" calcext:value-type="float">
            <text:p>1</text:p>
          </table:table-cell>
          <table:table-cell/>
          <table:table-cell table:formula="of:=[.B7]/(SUM([.B$6:.B$8]) + [.B$9]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(1-[.B4])+[.B$10]/3" office:value-type="float" office:value="0" calcext:value-type="float">
            <text:p>0</text:p>
          </table:table-cell>
          <table:table-cell/>
          <table:table-cell table:formula="of:=[.B8]/(SUM([.B$6:.B$8]) + [.B$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formula="of:=1-[.B10]" office:value-type="float" office:value="1" calcext:value-type="float">
            <text:p>1</text:p>
          </table:table-cell>
          <table:table-cell/>
          <table:table-cell table:formula="of:=[.B9]/(SUM([.B$6:.B$8]) + [.B$9]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(K)</text:p>
          </table:table-cell>
          <table:table-cell table:formula="of:=1-MAX([.B2:.B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6:.D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4:29:04.139262214</meta:creation-date>
    <dc:date>2021-06-13T15:24:20.486982364</dc:date>
    <meta:editing-duration>PT12M33S</meta:editing-duration>
    <meta:editing-cycles>2</meta:editing-cycles>
    <meta:generator>LibreOffice/5.1.6.2$Linux_X86_64 LibreOffice_project/10m0$Build-2</meta:generator>
    <meta:document-statistic meta:table-count="1" meta:cell-count="23" meta:object-count="0"/>
  </office:meta>
</office:document-meta>
</file>